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tyle="normal" style:font-style-asian="normal" style:font-style-complex="normal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style="normal" style:font-style-asian="normal" style:font-style-complex="normal"/>
    </style:style>
    <style:style style:name="ce7" style:family="table-cell" style:parent-style-name="Default" style:data-style-name="N61"/>
    <style:style style:name="ce8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fo:font-style="normal" style:font-style-asian="normal" style:font-style-complex="normal"/>
    </style:style>
    <style:style style:name="ce11" style:family="table-cell" style:parent-style-name="Default" style:data-style-name="N61">
      <style:table-cell-properties fo:border-bottom="none" fo:border-left="none" fo:border-right="none" fo:border-top="0.06pt solid #000000"/>
      <style:text-properties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ext-properties fo:color="#808080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color="#808080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tyle="normal" style:font-style-asian="normal" style:font-style-complex="normal"/>
    </style:style>
    <style:style style:name="ce17" style:family="table-cell" style:parent-style-name="Default">
      <style:text-properties fo:color="#808080" fo:font-style="normal" style:font-style-asian="normal" style:font-style-complex="normal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color="#808080" fo:font-style="normal" style:font-style-asian="normal" style:font-style-complex="normal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  <style:text-properties fo:color="#808080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  <style:text-properties fo:color="#808080" fo:font-style="normal" style:font-style-asian="normal" style:font-style-complex="normal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Circuito R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 (Ohm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 (Farads)</text:p>
          </table:table-cell>
          <table:table-cell table:style-name="ce7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t = RC</text:p>
          </table:table-cell>
          <table:table-cell table:formula="of:=[.C5] * [.C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ERRORES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¿que quiere decir esto?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 (Farads)</text:p>
          </table:table-cell>
          <table:table-cell table:style-name="ce8" office:value-type="float" office:value="0.00000001" calcext:value-type="float">
            <text:p>1,00E-08</text:p>
          </table:table-cell>
          <table:table-cell table:style-name="ce13" table:number-columns-repeated="5"/>
          <table:table-cell table:style-name="ce24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 (Ohm)</text:p>
          </table:table-cell>
          <table:table-cell table:style-name="ce9" office:value-type="float" office:value="11030" calcext:value-type="float">
            <text:p>11030</text:p>
          </table:table-cell>
          <table:table-cell table:number-columns-repeated="5"/>
          <table:table-cell table:style-name="ce25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f (kHz)</text:p>
          </table:table-cell>
          <table:table-cell office:value-type="string" calcext:value-type="string">
            <text:p>Angulo teo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ngulo exp (Rad)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table:number-columns-repeated="2" table:style-name="ce25" office:value-type="string" calcext:value-type="string">
            <text:p>V3 = V1-V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0.1" calcext:value-type="float">
            <text:p>0,1</text:p>
          </table:table-cell>
          <table:table-cell table:formula="of:=ATAN(1/(2*[.B14]*1000*[.$C$11]*[.$C$12]*PI()))" office:value-type="float" office:value="1.50160342869384" calcext:value-type="float">
            <text:p>1,50160342869384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formula="of:=ASIN([.D14]/[.E14])" office:value-type="float" office:value="1.5707963267949" calcext:value-type="float">
            <text:p>1,5707963267949</text:p>
          </table:table-cell>
          <table:table-cell table:formula="of:=[.E14]/2" office:value-type="float" office:value="2" calcext:value-type="float">
            <text:p>2</text:p>
          </table:table-cell>
          <table:table-cell office:value-type="float" office:value="0.125" calcext:value-type="float">
            <text:p>0,125</text:p>
          </table:table-cell>
          <table:table-cell table:style-name="ce25" table:formula="of:=[.G14]-[.H14]" office:value-type="float" office:value="1.875" calcext:value-type="float">
            <text:p>1,875</text:p>
          </table:table-cell>
          <table:table-cell table:formula="of:= SQRT([.G14]^2+[.H14]^2-2*[.G14]*[.H14]*COS([.F14]))" office:value-type="float" office:value="2.00390244273517" calcext:value-type="float">
            <text:p>2,00390244273517</text:p>
          </table:table-cell>
          <table:table-cell/>
          <table:table-cell table:formula="of:=[.H14]*2" office:value-type="float" office:value="0.25" calcext:value-type="float">
            <text:p>0,25</text:p>
          </table:table-cell>
          <table:table-cell table:formula="of:=[.J14]*2" office:value-type="float" office:value="4.00780488547035" calcext:value-type="float">
            <text:p>4,00780488547035</text:p>
          </table:table-cell>
        </table:table-row>
        <table:table-row table:style-name="ro1">
          <table:table-cell/>
          <table:table-cell table:style-name="ce2" office:value-type="float" office:value="0.5" calcext:value-type="float">
            <text:p>0,5</text:p>
          </table:table-cell>
          <table:table-cell table:formula="of:=ATAN(1/(2*[.B15]*1000*[.$C$11]*[.$C$12]*PI()))" office:value-type="float" office:value="1.23722716829116" calcext:value-type="float">
            <text:p>1,23722716829116</text:p>
          </table:table-cell>
          <table:table-cell table:style-name="ce14" office:value-type="float" office:value="3.8" calcext:value-type="float">
            <text:p>3,8</text:p>
          </table:table-cell>
          <table:table-cell table:style-name="ce14" office:value-type="float" office:value="4.2" calcext:value-type="float">
            <text:p>4,2</text:p>
          </table:table-cell>
          <table:table-cell table:formula="of:=ASIN([.D15]/[.E15])" office:value-type="float" office:value="1.13082037200398" calcext:value-type="float">
            <text:p>1,13082037200398</text:p>
          </table:table-cell>
          <table:table-cell table:formula="of:=[.E15]/2" office:value-type="float" office:value="2.1" calcext:value-type="float">
            <text:p>2,1</text:p>
          </table:table-cell>
          <table:table-cell office:value-type="float" office:value="0.7" calcext:value-type="float">
            <text:p>0,7</text:p>
          </table:table-cell>
          <table:table-cell table:style-name="ce25" table:formula="of:=[.G15]-[.H15]" office:value-type="float" office:value="1.4" calcext:value-type="float">
            <text:p>1,4</text:p>
          </table:table-cell>
          <table:table-cell table:formula="of:= SQRT([.G15]^2+[.H15]^2-2*[.G15]*[.H15]*COS([.F15]))" office:value-type="float" office:value="1.90992197029096" calcext:value-type="float">
            <text:p>1,90992197029096</text:p>
          </table:table-cell>
          <table:table-cell/>
          <table:table-cell table:formula="of:=[.H15]*2" office:value-type="float" office:value="1.4" calcext:value-type="float">
            <text:p>1,4</text:p>
          </table:table-cell>
          <table:table-cell table:formula="of:=[.J15]*2" office:value-type="float" office:value="3.81984394058193" calcext:value-type="float">
            <text:p>3,81984394058193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formula="of:=ATAN(1/(2*[.B16]*1000*[.$C$11]*[.$C$12]*PI()))" office:value-type="float" office:value="0.964759941257813" calcext:value-type="float">
            <text:p>0,964759941257813</text:p>
          </table:table-cell>
          <table:table-cell table:style-name="ce14" office:value-type="float" office:value="3.4" calcext:value-type="float">
            <text:p>3,4</text:p>
          </table:table-cell>
          <table:table-cell table:style-name="ce14" office:value-type="float" office:value="4.2" calcext:value-type="float">
            <text:p>4,2</text:p>
          </table:table-cell>
          <table:table-cell table:formula="of:=ASIN([.D16]/[.E16])" office:value-type="float" office:value="0.943340553871706" calcext:value-type="float">
            <text:p>0,943340553871706</text:p>
          </table:table-cell>
          <table:table-cell table:formula="of:=[.E16]/2" office:value-type="float" office:value="2.1" calcext:value-type="float">
            <text:p>2,1</text:p>
          </table:table-cell>
          <table:table-cell office:value-type="float" office:value="1.2" calcext:value-type="float">
            <text:p>1,2</text:p>
          </table:table-cell>
          <table:table-cell table:style-name="ce25" table:formula="of:=[.G16]-[.H16]" office:value-type="float" office:value="0.9" calcext:value-type="float">
            <text:p>0,9</text:p>
          </table:table-cell>
          <table:table-cell table:formula="of:= SQRT([.G16]^2+[.H16]^2-2*[.G16]*[.H16]*COS([.F16]))" office:value-type="float" office:value="1.70031799336915" calcext:value-type="float">
            <text:p>1,70031799336915</text:p>
          </table:table-cell>
          <table:table-cell/>
          <table:table-cell table:formula="of:=[.H16]*2" office:value-type="float" office:value="2.4" calcext:value-type="float">
            <text:p>2,4</text:p>
          </table:table-cell>
          <table:table-cell table:formula="of:=[.J16]*2" office:value-type="float" office:value="3.4006359867383" calcext:value-type="float">
            <text:p>3,4006359867383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formula="of:=ATAN(1/(2*[.B17]*1000*[.$C$11]*[.$C$12]*PI()))" office:value-type="float" office:value="0.280952226589579" calcext:value-type="float">
            <text:p>0,280952226589579</text:p>
          </table:table-cell>
          <table:table-cell table:style-name="ce14" office:value-type="float" office:value="1.2" calcext:value-type="float">
            <text:p>1,2</text:p>
          </table:table-cell>
          <table:table-cell table:style-name="ce19" office:value-type="float" office:value="4.2" calcext:value-type="float">
            <text:p>4,2</text:p>
          </table:table-cell>
          <table:table-cell table:formula="of:=ASIN([.D17]/[.E17])" office:value-type="float" office:value="0.289751701436047" calcext:value-type="float">
            <text:p>0,289751701436047</text:p>
          </table:table-cell>
          <table:table-cell table:formula="of:=[.E17]/2"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table:style-name="ce25" table:formula="of:=[.G17]-[.H17]" office:value-type="float" office:value="0.1" calcext:value-type="float">
            <text:p>0,1</text:p>
          </table:table-cell>
          <table:table-cell table:formula="of:= SQRT([.G17]^2+[.H17]^2-2*[.G17]*[.H17]*COS([.F17]))" office:value-type="float" office:value="0.600129386883159" calcext:value-type="float">
            <text:p>0,600129386883159</text:p>
          </table:table-cell>
          <table:table-cell/>
          <table:table-cell table:formula="of:=[.H17]*2" office:value-type="float" office:value="4" calcext:value-type="float">
            <text:p>4</text:p>
          </table:table-cell>
          <table:table-cell table:formula="of:=[.J17]*2" office:value-type="float" office:value="1.20025877376632" calcext:value-type="float">
            <text:p>1,20025877376632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formula="of:=ATAN(1/(2*[.B18]*1000*[.$C$11]*[.$C$12]*PI()))" office:value-type="float" office:value="0.143303701353174" calcext:value-type="float">
            <text:p>0,143303701353174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4.2" calcext:value-type="float">
            <text:p>4,2</text:p>
          </table:table-cell>
          <table:table-cell table:formula="of:=ASIN([.D18]/[.E18])" office:value-type="float" office:value="0.143347568905365" calcext:value-type="float">
            <text:p>0,143347568905365</text:p>
          </table:table-cell>
          <table:table-cell table:formula="of:=[.E18]/2" office:value-type="float" office:value="2.1" calcext:value-type="float">
            <text:p>2,1</text:p>
          </table:table-cell>
          <table:table-cell office:value-type="float" office:value="2.05" calcext:value-type="float">
            <text:p>2,05</text:p>
          </table:table-cell>
          <table:table-cell table:style-name="ce25" table:formula="of:=[.G18]-[.H18]" office:value-type="float" office:value="0.0500000000000003" calcext:value-type="float">
            <text:p>0,05</text:p>
          </table:table-cell>
          <table:table-cell table:formula="of:= SQRT([.G18]^2+[.H18]^2-2*[.G18]*[.H18]*COS([.F18]))" office:value-type="float" office:value="0.301347020494851" calcext:value-type="float">
            <text:p>0,301347020494851</text:p>
          </table:table-cell>
          <table:table-cell/>
          <table:table-cell table:formula="of:=[.H18]*2" office:value-type="float" office:value="4.1" calcext:value-type="float">
            <text:p>4,1</text:p>
          </table:table-cell>
          <table:table-cell table:formula="of:=[.J18]*2" office:value-type="float" office:value="0.602694040989702" calcext:value-type="float">
            <text:p>0,602694040989702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formula="of:=ATAN(1/(2*[.B19]*1000*[.$C$11]*[.$C$12]*PI()))" office:value-type="float" office:value="0.0959001127901411" calcext:value-type="float">
            <text:p>0,095900112790141</text:p>
          </table:table-cell>
          <table:table-cell table:style-name="ce15" office:value-type="float" office:value="0.4" calcext:value-type="float">
            <text:p>0,4</text:p>
          </table:table-cell>
          <table:table-cell table:style-name="ce15" office:value-type="float" office:value="4.2" calcext:value-type="float">
            <text:p>4,2</text:p>
          </table:table-cell>
          <table:table-cell table:formula="of:=ASIN([.D19]/[.E19])" office:value-type="float" office:value="0.0953826590082094" calcext:value-type="float">
            <text:p>0,095382659008209</text:p>
          </table:table-cell>
          <table:table-cell table:style-name="ce21" table:formula="of:=[.E19]/2" office:value-type="float" office:value="2.1" calcext:value-type="float">
            <text:p>2,1</text:p>
          </table:table-cell>
          <table:table-cell table:style-name="ce21" office:value-type="float" office:value="2.1" calcext:value-type="float">
            <text:p>2,1</text:p>
          </table:table-cell>
          <table:table-cell table:style-name="ce26" table:formula="of:=[.G19]-[.H19]" office:value-type="float" office:value="0" calcext:value-type="float">
            <text:p>0</text:p>
          </table:table-cell>
          <table:table-cell table:formula="of:= SQRT([.G19]^2+[.H19]^2-2*[.G19]*[.H19]*COS([.F19]))" office:value-type="float" office:value="0.200227662039771" calcext:value-type="float">
            <text:p>0,200227662039771</text:p>
          </table:table-cell>
          <table:table-cell/>
          <table:table-cell table:formula="of:=[.H19]*2" office:value-type="float" office:value="4.2" calcext:value-type="float">
            <text:p>4,2</text:p>
          </table:table-cell>
          <table:table-cell table:formula="of:=[.J19]*2" office:value-type="float" office:value="0.400455324079542" calcext:value-type="float">
            <text:p>0,40045532407954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 (Farads)</text:p>
          </table:table-cell>
          <table:table-cell table:style-name="ce8" office:value-type="float" office:value="0.0000001" calcext:value-type="float">
            <text:p>1,00E-07</text:p>
          </table:table-cell>
          <table:table-cell table:style-name="ce13" table:number-columns-repeated="5"/>
          <table:table-cell table:style-name="ce24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 (Ohm)</text:p>
          </table:table-cell>
          <table:table-cell office:value-type="float" office:value="1016" calcext:value-type="float">
            <text:p>1016</text:p>
          </table:table-cell>
          <table:table-cell table:number-columns-repeated="5"/>
          <table:table-cell table:style-name="ce25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f (kHz)</text:p>
          </table:table-cell>
          <table:table-cell office:value-type="string" calcext:value-type="string">
            <text:p>Angulo teo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ngulo exp (Rad)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table:number-columns-repeated="2" table:style-name="ce25" office:value-type="string" calcext:value-type="string">
            <text:p>V3 = V1-V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0.1" calcext:value-type="float">
            <text:p>0,1</text:p>
          </table:table-cell>
          <table:table-cell table:formula="of:=ATAN(1/(2*[.B24]*1000*[.$C$21]*[.$C$22]*PI()))" office:value-type="float" office:value="1.50704566870634" calcext:value-type="float">
            <text:p>1,50704566870634</text:p>
          </table:table-cell>
          <table:table-cell table:number-columns-repeated="2" table:style-name="ce14" office:value-type="float" office:value="4.2" calcext:value-type="float">
            <text:p>4,2</text:p>
          </table:table-cell>
          <table:table-cell table:formula="of:=ASIN([.D24]/[.E24])" office:value-type="float" office:value="1.5707963267949" calcext:value-type="float">
            <text:p>1,5707963267949</text:p>
          </table:table-cell>
          <table:table-cell table:formula="of:=[.E24]/2" office:value-type="float" office:value="2.1" calcext:value-type="float">
            <text:p>2,1</text:p>
          </table:table-cell>
          <table:table-cell office:value-type="float" office:value="0.2" calcext:value-type="float">
            <text:p>0,2</text:p>
          </table:table-cell>
          <table:table-cell table:style-name="ce25" table:formula="of:=[.G24]-[.H24]" office:value-type="float" office:value="1.9" calcext:value-type="float">
            <text:p>1,9</text:p>
          </table:table-cell>
          <table:table-cell table:formula="of:= SQRT([.G24]^2+[.H24]^2-2*[.G24]*[.H24]*COS([.F24]))" office:value-type="float" office:value="2.1095023109729" calcext:value-type="float">
            <text:p>2,1095023109729</text:p>
          </table:table-cell>
          <table:table-cell table:formula="of:=DEGREES([.F24])" office:value-type="float" office:value="90" calcext:value-type="float">
            <text:p>90</text:p>
          </table:table-cell>
          <table:table-cell table:formula="of:=[.H24]*2" office:value-type="float" office:value="0.4" calcext:value-type="float">
            <text:p>0,4</text:p>
          </table:table-cell>
          <table:table-cell table:formula="of:=[.J24]*2" office:value-type="float" office:value="4.2190046219458" calcext:value-type="float">
            <text:p>4,2190046219458</text:p>
          </table:table-cell>
        </table:table-row>
        <table:table-row table:style-name="ro1">
          <table:table-cell/>
          <table:table-cell table:style-name="ce2" office:value-type="float" office:value="0.5" calcext:value-type="float">
            <text:p>0,5</text:p>
          </table:table-cell>
          <table:table-cell table:formula="of:=ATAN(1/(2*[.B25]*1000*[.$C$21]*[.$C$22]*PI()))" office:value-type="float" office:value="1.26183211475995" calcext:value-type="float">
            <text:p>1,26183211475995</text:p>
          </table:table-cell>
          <table:table-cell table:style-name="ce14" office:value-type="float" office:value="3.8" calcext:value-type="float">
            <text:p>3,8</text:p>
          </table:table-cell>
          <table:table-cell table:style-name="ce14" office:value-type="float" office:value="4.2" calcext:value-type="float">
            <text:p>4,2</text:p>
          </table:table-cell>
          <table:table-cell table:formula="of:=ASIN([.D25]/[.E25])" office:value-type="float" office:value="1.13082037200398" calcext:value-type="float">
            <text:p>1,13082037200398</text:p>
          </table:table-cell>
          <table:table-cell table:formula="of:=[.E25]/2" office:value-type="float" office:value="2.1" calcext:value-type="float">
            <text:p>2,1</text:p>
          </table:table-cell>
          <table:table-cell office:value-type="float" office:value="0.7" calcext:value-type="float">
            <text:p>0,7</text:p>
          </table:table-cell>
          <table:table-cell table:style-name="ce25" table:formula="of:=[.G25]-[.H25]" office:value-type="float" office:value="1.4" calcext:value-type="float">
            <text:p>1,4</text:p>
          </table:table-cell>
          <table:table-cell table:formula="of:= SQRT([.G25]^2+[.H25]^2-2*[.G25]*[.H25]*COS([.F25]))" office:value-type="float" office:value="1.90992197029096" calcext:value-type="float">
            <text:p>1,90992197029096</text:p>
          </table:table-cell>
          <table:table-cell table:formula="of:=DEGREES([.F25])" office:value-type="float" office:value="64.7912347032416" calcext:value-type="float">
            <text:p>64,7912347032416</text:p>
          </table:table-cell>
          <table:table-cell table:formula="of:=[.H25]*2" office:value-type="float" office:value="1.4" calcext:value-type="float">
            <text:p>1,4</text:p>
          </table:table-cell>
          <table:table-cell table:formula="of:=[.J25]*2" office:value-type="float" office:value="3.81984394058193" calcext:value-type="float">
            <text:p>3,81984394058193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formula="of:=ATAN(1/(2*[.B26]*1000*[.$C$21]*[.$C$22]*PI()))" office:value-type="float" office:value="1.00263919192228" calcext:value-type="float">
            <text:p>1,00263919192228</text:p>
          </table:table-cell>
          <table:table-cell table:style-name="ce14" office:value-type="float" office:value="3.4" calcext:value-type="float">
            <text:p>3,4</text:p>
          </table:table-cell>
          <table:table-cell table:style-name="ce14" office:value-type="float" office:value="4.2" calcext:value-type="float">
            <text:p>4,2</text:p>
          </table:table-cell>
          <table:table-cell table:formula="of:=ASIN([.D26]/[.E26])" office:value-type="float" office:value="0.943340553871706" calcext:value-type="float">
            <text:p>0,943340553871706</text:p>
          </table:table-cell>
          <table:table-cell table:formula="of:=[.E26]/2" office:value-type="float" office:value="2.1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table:style-name="ce25" table:formula="of:=[.G26]-[.H26]" office:value-type="float" office:value="1.1" calcext:value-type="float">
            <text:p>1,1</text:p>
          </table:table-cell>
          <table:table-cell table:formula="of:= SQRT([.G26]^2+[.H26]^2-2*[.G26]*[.H26]*COS([.F26]))" office:value-type="float" office:value="1.71587715143375" calcext:value-type="float">
            <text:p>1,71587715143375</text:p>
          </table:table-cell>
          <table:table-cell table:formula="of:=DEGREES([.F26])" office:value-type="float" office:value="54.0494323803822" calcext:value-type="float">
            <text:p>54,0494323803822</text:p>
          </table:table-cell>
          <table:table-cell table:formula="of:=[.H26]*2" office:value-type="float" office:value="2" calcext:value-type="float">
            <text:p>2</text:p>
          </table:table-cell>
          <table:table-cell table:formula="of:=[.J26]*2" office:value-type="float" office:value="3.4317543028675" calcext:value-type="float">
            <text:p>3,4317543028675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formula="of:=ATAN(1/(2*[.B27]*1000*[.$C$21]*[.$C$22]*PI()))" office:value-type="float" office:value="0.303610916324235" calcext:value-type="float">
            <text:p>0,303610916324235</text:p>
          </table:table-cell>
          <table:table-cell table:style-name="ce14" office:value-type="float" office:value="1.4" calcext:value-type="float">
            <text:p>1,4</text:p>
          </table:table-cell>
          <table:table-cell table:style-name="ce19" office:value-type="float" office:value="4.2" calcext:value-type="float">
            <text:p>4,2</text:p>
          </table:table-cell>
          <table:table-cell table:formula="of:=ASIN([.D27]/[.E27])" office:value-type="float" office:value="0.339836909454122" calcext:value-type="float">
            <text:p>0,339836909454122</text:p>
          </table:table-cell>
          <table:table-cell table:formula="of:=[.E27]/2" office:value-type="float" office:value="2.1" calcext:value-type="float">
            <text:p>2,1</text:p>
          </table:table-cell>
          <table:table-cell office:value-type="float" office:value="1.9" calcext:value-type="float">
            <text:p>1,9</text:p>
          </table:table-cell>
          <table:table-cell table:style-name="ce25" table:formula="of:=[.G27]-[.H27]" office:value-type="float" office:value="0.2" calcext:value-type="float">
            <text:p>0,2</text:p>
          </table:table-cell>
          <table:table-cell table:formula="of:= SQRT([.G27]^2+[.H27]^2-2*[.G27]*[.H27]*COS([.F27]))" office:value-type="float" office:value="0.704545135655009" calcext:value-type="float">
            <text:p>0,704545135655009</text:p>
          </table:table-cell>
          <table:table-cell table:formula="of:=DEGREES([.F27])" office:value-type="float" office:value="19.4712206344907" calcext:value-type="float">
            <text:p>19,4712206344907</text:p>
          </table:table-cell>
          <table:table-cell table:formula="of:=[.H27]*2" office:value-type="float" office:value="3.8" calcext:value-type="float">
            <text:p>3,8</text:p>
          </table:table-cell>
          <table:table-cell table:formula="of:=[.J27]*2" office:value-type="float" office:value="1.40909027131002" calcext:value-type="float">
            <text:p>1,40909027131002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formula="of:=ATAN(1/(2*[.B28]*1000*[.$C$21]*[.$C$22]*PI()))" office:value-type="float" office:value="0.155385785575088" calcext:value-type="float">
            <text:p>0,155385785575088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4.2" calcext:value-type="float">
            <text:p>4,2</text:p>
          </table:table-cell>
          <table:table-cell table:formula="of:=ASIN([.D28]/[.E28])" office:value-type="float" office:value="0.167448079219689" calcext:value-type="float">
            <text:p>0,167448079219689</text:p>
          </table:table-cell>
          <table:table-cell table:formula="of:=[.E28]/2"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table:style-name="ce25" table:formula="of:=[.G28]-[.H28]" office:value-type="float" office:value="0.1" calcext:value-type="float">
            <text:p>0,1</text:p>
          </table:table-cell>
          <table:table-cell table:formula="of:= SQRT([.G28]^2+[.H28]^2-2*[.G28]*[.H28]*COS([.F28]))" office:value-type="float" office:value="0.357055042900304" calcext:value-type="float">
            <text:p>0,357055042900304</text:p>
          </table:table-cell>
          <table:table-cell table:formula="of:=DEGREES([.F28])" office:value-type="float" office:value="9.59406822686046" calcext:value-type="float">
            <text:p>9,59406822686046</text:p>
          </table:table-cell>
          <table:table-cell table:formula="of:=[.H28]*2" office:value-type="float" office:value="4" calcext:value-type="float">
            <text:p>4</text:p>
          </table:table-cell>
          <table:table-cell table:formula="of:=[.J28]*2" office:value-type="float" office:value="0.714110085800608" calcext:value-type="float">
            <text:p>0,714110085800608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formula="of:=ATAN(1/(2*[.B29]*1000*[.$C$21]*[.$C$22]*PI()))" office:value-type="float" office:value="0.104055191746864" calcext:value-type="float">
            <text:p>0,104055191746864</text:p>
          </table:table-cell>
          <table:table-cell table:style-name="ce15" office:value-type="float" office:value="0.4" calcext:value-type="float">
            <text:p>0,4</text:p>
          </table:table-cell>
          <table:table-cell table:style-name="ce15" office:value-type="float" office:value="4.1" calcext:value-type="float">
            <text:p>4,1</text:p>
          </table:table-cell>
          <table:table-cell table:formula="of:=ASIN([.D29]/[.E29])" office:value-type="float" office:value="0.0977164088491063" calcext:value-type="float">
            <text:p>0,097716408849106</text:p>
          </table:table-cell>
          <table:table-cell table:formula="of:=[.E29]/2" office:value-type="float" office:value="2.05" calcext:value-type="float">
            <text:p>2,05</text:p>
          </table:table-cell>
          <table:table-cell table:style-name="ce21" office:value-type="float" office:value="2.05" calcext:value-type="float">
            <text:p>2,05</text:p>
          </table:table-cell>
          <table:table-cell table:style-name="ce26" table:formula="of:=[.G29]-[.H29]" office:value-type="float" office:value="0" calcext:value-type="float">
            <text:p>0</text:p>
          </table:table-cell>
          <table:table-cell table:formula="of:= SQRT([.G29]^2+[.H29]^2-2*[.G29]*[.H29]*COS([.F29]))" office:value-type="float" office:value="0.200238950076409" calcext:value-type="float">
            <text:p>0,200238950076409</text:p>
          </table:table-cell>
          <table:table-cell table:formula="of:=DEGREES([.F29])" office:value-type="float" office:value="5.5987378162286" calcext:value-type="float">
            <text:p>5,5987378162286</text:p>
          </table:table-cell>
          <table:table-cell table:formula="of:=[.H29]*2" office:value-type="float" office:value="4.1" calcext:value-type="float">
            <text:p>4,1</text:p>
          </table:table-cell>
          <table:table-cell table:formula="of:=[.J29]*2" office:value-type="float" office:value="0.400477900152818" calcext:value-type="float">
            <text:p>0,400477900152818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L (H)</text:p>
          </table:table-cell>
          <table:table-cell table:style-name="ce11" office:value-type="float" office:value="0.3" calcext:value-type="float">
            <text:p>3,00E-01</text:p>
          </table:table-cell>
          <table:table-cell table:style-name="ce16" table:number-columns-repeated="5"/>
          <table:table-cell table:style-name="ce27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R (Ohm)</text:p>
          </table:table-cell>
          <table:table-cell table:style-name="ce12" office:value-type="float" office:value="11030" calcext:value-type="float">
            <text:p>11030</text:p>
          </table:table-cell>
          <table:table-cell table:style-name="ce12" table:number-columns-repeated="5"/>
          <table:table-cell table:style-name="ce28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f (kHz)</text:p>
          </table:table-cell>
          <table:table-cell table:style-name="ce12" office:value-type="string" calcext:value-type="string">
            <text:p>Angulo teo</text:p>
          </table:table-cell>
          <table:table-cell table:style-name="ce12" office:value-type="string" calcext:value-type="string">
            <text:p>CD</text:p>
          </table:table-cell>
          <table:table-cell table:style-name="ce12" office:value-type="string" calcext:value-type="string">
            <text:p>AB</text:p>
          </table:table-cell>
          <table:table-cell table:style-name="ce12" office:value-type="string" calcext:value-type="string">
            <text:p>Angulo exp (Rad)</text:p>
          </table:table-cell>
          <table:table-cell table:style-name="ce12" office:value-type="string" calcext:value-type="string">
            <text:p>V1</text:p>
          </table:table-cell>
          <table:table-cell table:style-name="ce12" office:value-type="string" calcext:value-type="string">
            <text:p>V2</text:p>
          </table:table-cell>
          <table:table-cell table:style-name="ce28" office:value-type="string" calcext:value-type="string">
            <text:p>V3 = V1-V2</text:p>
          </table:table-cell>
          <table:table-cell table:style-name="ce25" office:value-type="string" calcext:value-type="string">
            <text:p>V3 = V1-V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0.1" calcext:value-type="float">
            <text:p>0,1</text:p>
          </table:table-cell>
          <table:table-cell table:style-name="ce12" table:formula="of:=ATAN((2*PI()*[.B37]*1000*[.$C$34])/[.$C$35])" office:value-type="float" office:value="0.017087689269309" calcext:value-type="float">
            <text:p>0,017087689269309</text:p>
          </table:table-cell>
          <table:table-cell table:style-name="ce17" office:value-type="float" office:value="0.4" calcext:value-type="float">
            <text:p>0,4</text:p>
          </table:table-cell>
          <table:table-cell table:style-name="ce17" office:value-type="float" office:value="4.2" calcext:value-type="float">
            <text:p>4,2</text:p>
          </table:table-cell>
          <table:table-cell table:style-name="ce12" table:formula="of:=ASIN([.D37]/[.E37])" office:value-type="float" office:value="0.0953826590082094" calcext:value-type="float">
            <text:p>0,095382659008209</text:p>
          </table:table-cell>
          <table:table-cell table:style-name="ce12" table:formula="of:=[.E37]/2" office:value-type="float" office:value="2.1" calcext:value-type="float">
            <text:p>2,1</text:p>
          </table:table-cell>
          <table:table-cell table:style-name="ce12" office:value-type="float" office:value="2.1" calcext:value-type="float">
            <text:p>2,1</text:p>
          </table:table-cell>
          <table:table-cell table:style-name="ce28" table:formula="of:=[.G37]-[.H37]" office:value-type="float" office:value="0" calcext:value-type="float">
            <text:p>0</text:p>
          </table:table-cell>
          <table:table-cell table:formula="of:= SQRT([.G37]^2+[.H37]^2-2*[.G37]*[.H37]*COS([.F37]))" office:value-type="float" office:value="0.200227662039771" calcext:value-type="float">
            <text:p>0,200227662039771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0.5" calcext:value-type="float">
            <text:p>0,5</text:p>
          </table:table-cell>
          <table:table-cell table:style-name="ce12" table:formula="of:=ATAN((2*PI()*[.B38]*1000*[.$C$34])/[.$C$35])" office:value-type="float" office:value="0.0852397160796815" calcext:value-type="float">
            <text:p>0,085239716079682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4.2" calcext:value-type="float">
            <text:p>4,2</text:p>
          </table:table-cell>
          <table:table-cell table:style-name="ce12" table:formula="of:=ASIN([.D38]/[.E38])" office:value-type="float" office:value="0.119330624807627" calcext:value-type="float">
            <text:p>0,119330624807627</text:p>
          </table:table-cell>
          <table:table-cell table:style-name="ce12" table:formula="of:=[.E38]/2" office:value-type="float" office:value="2.1" calcext:value-type="float">
            <text:p>2,1</text:p>
          </table:table-cell>
          <table:table-cell table:style-name="ce12" office:value-type="float" office:value="2.1" calcext:value-type="float">
            <text:p>2,1</text:p>
          </table:table-cell>
          <table:table-cell table:style-name="ce28" table:formula="of:=[.G38]-[.H38]" office:value-type="float" office:value="0" calcext:value-type="float">
            <text:p>0</text:p>
          </table:table-cell>
          <table:table-cell table:formula="of:= SQRT([.G38]^2+[.H38]^2-2*[.G38]*[.H38]*COS([.F38]))" office:value-type="float" office:value="0.250445654709605" calcext:value-type="float">
            <text:p>0,250445654709605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2" table:formula="of:=ATAN((2*PI()*[.B39]*1000*[.$C$34])/[.$C$35])" office:value-type="float" office:value="0.169258457191326" calcext:value-type="float">
            <text:p>0,169258457191326</text:p>
          </table:table-cell>
          <table:table-cell table:style-name="ce17" office:value-type="float" office:value="0.7" calcext:value-type="float">
            <text:p>0,7</text:p>
          </table:table-cell>
          <table:table-cell table:style-name="ce17" office:value-type="float" office:value="4.2" calcext:value-type="float">
            <text:p>4,2</text:p>
          </table:table-cell>
          <table:table-cell table:style-name="ce12" table:formula="of:=ASIN([.D39]/[.E39])" office:value-type="float" office:value="0.167448079219689" calcext:value-type="float">
            <text:p>0,167448079219689</text:p>
          </table:table-cell>
          <table:table-cell table:style-name="ce22" table:formula="of:=[.E39]/2" office:value-type="float" office:value="2.1" calcext:value-type="float">
            <text:p>2,1</text:p>
          </table:table-cell>
          <table:table-cell table:style-name="ce12" office:value-type="float" office:value="2.1" calcext:value-type="float">
            <text:p>2,1</text:p>
          </table:table-cell>
          <table:table-cell table:style-name="ce28" table:formula="of:=[.G39]-[.H39]" office:value-type="float" office:value="0" calcext:value-type="float">
            <text:p>0</text:p>
          </table:table-cell>
          <table:table-cell table:formula="of:= SQRT([.G39]^2+[.H39]^2-2*[.G39]*[.H39]*COS([.F39]))" office:value-type="float" office:value="0.35123029317467" calcext:value-type="float">
            <text:p>0,35123029317467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2" table:formula="of:=ATAN((2*PI()*[.B40]*1000*[.$C$34])/[.$C$35])" office:value-type="float" office:value="0.707082042404991" calcext:value-type="float">
            <text:p>0,707082042404991</text:p>
          </table:table-cell>
          <table:table-cell table:style-name="ce17" office:value-type="float" office:value="2.8" calcext:value-type="float">
            <text:p>2,8</text:p>
          </table:table-cell>
          <table:table-cell table:style-name="ce20" office:value-type="float" office:value="4.2" calcext:value-type="float">
            <text:p>4,2</text:p>
          </table:table-cell>
          <table:table-cell table:style-name="ce12" table:formula="of:=ASIN([.D40]/[.E40])" office:value-type="float" office:value="0.729727656226966" calcext:value-type="float">
            <text:p>0,729727656226966</text:p>
          </table:table-cell>
          <table:table-cell table:style-name="ce12" table:formula="of:=[.E40]/2" office:value-type="float" office:value="2.1" calcext:value-type="float">
            <text:p>2,1</text:p>
          </table:table-cell>
          <table:table-cell table:style-name="ce12" office:value-type="float" office:value="1.6" calcext:value-type="float">
            <text:p>1,6</text:p>
          </table:table-cell>
          <table:table-cell table:style-name="ce28" table:formula="of:=[.G40]-[.H40]" office:value-type="float" office:value="0.5" calcext:value-type="float">
            <text:p>0,5</text:p>
          </table:table-cell>
          <table:table-cell table:formula="of:= SQRT([.G40]^2+[.H40]^2-2*[.G40]*[.H40]*COS([.F40]))" office:value-type="float" office:value="1.4004312658608" calcext:value-type="float">
            <text:p>1,4004312658608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12" table:formula="of:=ATAN((2*PI()*[.B41]*1000*[.$C$34])/[.$C$35])" office:value-type="float" office:value="1.04136030310833" calcext:value-type="float">
            <text:p>1,04136030310833</text:p>
          </table:table-cell>
          <table:table-cell table:style-name="ce17" office:value-type="float" office:value="3.6" calcext:value-type="float">
            <text:p>3,6</text:p>
          </table:table-cell>
          <table:table-cell table:style-name="ce17" office:value-type="float" office:value="4.2" calcext:value-type="float">
            <text:p>4,2</text:p>
          </table:table-cell>
          <table:table-cell table:style-name="ce12" table:formula="of:=ASIN([.D41]/[.E41])" office:value-type="float" office:value="1.02969680083775" calcext:value-type="float">
            <text:p>1,02969680083775</text:p>
          </table:table-cell>
          <table:table-cell table:style-name="ce12" table:formula="of:=[.E41]/2" office:value-type="float" office:value="2.1" calcext:value-type="float">
            <text:p>2,1</text:p>
          </table:table-cell>
          <table:table-cell table:style-name="ce12" office:value-type="float" office:value="0.9" calcext:value-type="float">
            <text:p>0,9</text:p>
          </table:table-cell>
          <table:table-cell table:style-name="ce28" table:formula="of:=[.G41]-[.H41]" office:value-type="float" office:value="1.2" calcext:value-type="float">
            <text:p>1,2</text:p>
          </table:table-cell>
          <table:table-cell table:formula="of:= SQRT([.G41]^2+[.H41]^2-2*[.G41]*[.H41]*COS([.F41]))" office:value-type="float" office:value="1.80914408250129" calcext:value-type="float">
            <text:p>1,80914408250129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2" table:formula="of:=ATAN((2*PI()*[.B42]*1000*[.$C$34])/[.$C$35])" office:value-type="float" office:value="1.19884786030263" calcext:value-type="float">
            <text:p>1,19884786030263</text:p>
          </table:table-cell>
          <table:table-cell table:number-columns-repeated="2" table:style-name="ce18" office:value-type="float" office:value="4.2" calcext:value-type="float">
            <text:p>4,2</text:p>
          </table:table-cell>
          <table:table-cell table:style-name="ce12" table:formula="of:=ASIN([.D42]/[.E42])" office:value-type="float" office:value="1.5707963267949" calcext:value-type="float">
            <text:p>1,5707963267949</text:p>
          </table:table-cell>
          <table:table-cell table:style-name="ce23" table:formula="of:=[.E42]/2" office:value-type="float" office:value="2.1" calcext:value-type="float">
            <text:p>2,1</text:p>
          </table:table-cell>
          <table:table-cell table:style-name="ce23" office:value-type="float" office:value="0.7" calcext:value-type="float">
            <text:p>0,7</text:p>
          </table:table-cell>
          <table:table-cell table:style-name="ce29" table:formula="of:=[.G42]-[.H42]" office:value-type="float" office:value="1.4" calcext:value-type="float">
            <text:p>1,4</text:p>
          </table:table-cell>
          <table:table-cell table:formula="of:= SQRT([.G42]^2+[.H42]^2-2*[.G42]*[.H42]*COS([.F42]))" office:value-type="float" office:value="2.21359436211787" calcext:value-type="float">
            <text:p>2,21359436211787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L (H)</text:p>
          </table:table-cell>
          <table:table-cell table:style-name="ce11" office:value-type="float" office:value="0.15" calcext:value-type="float">
            <text:p>1,50E-01</text:p>
          </table:table-cell>
          <table:table-cell table:style-name="ce16" table:number-columns-repeated="5"/>
          <table:table-cell table:style-name="ce27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R (Ohm)</text:p>
          </table:table-cell>
          <table:table-cell office:value-type="float" office:value="1016" calcext:value-type="float">
            <text:p>1016</text:p>
          </table:table-cell>
          <table:table-cell table:style-name="ce12" table:number-columns-repeated="5"/>
          <table:table-cell table:style-name="ce28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f (kHz)</text:p>
          </table:table-cell>
          <table:table-cell table:style-name="ce12" office:value-type="string" calcext:value-type="string">
            <text:p>Angulo teo</text:p>
          </table:table-cell>
          <table:table-cell table:style-name="ce12" office:value-type="string" calcext:value-type="string">
            <text:p>CD</text:p>
          </table:table-cell>
          <table:table-cell table:style-name="ce12" office:value-type="string" calcext:value-type="string">
            <text:p>AB</text:p>
          </table:table-cell>
          <table:table-cell table:style-name="ce12" office:value-type="string" calcext:value-type="string">
            <text:p>Angulo exp (Rad)</text:p>
          </table:table-cell>
          <table:table-cell table:style-name="ce12" office:value-type="string" calcext:value-type="string">
            <text:p>V1</text:p>
          </table:table-cell>
          <table:table-cell table:style-name="ce12" office:value-type="string" calcext:value-type="string">
            <text:p>V2</text:p>
          </table:table-cell>
          <table:table-cell table:style-name="ce28" office:value-type="string" calcext:value-type="string">
            <text:p>V3 = V1-V2</text:p>
          </table:table-cell>
          <table:table-cell table:style-name="ce25" office:value-type="string" calcext:value-type="string">
            <text:p>V3 = V1-V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0.1" calcext:value-type="float">
            <text:p>0,1</text:p>
          </table:table-cell>
          <table:table-cell table:style-name="ce12" table:formula="of:=ATAN((2*PI()*[.B47]*1000*[.$C$44])/[.$C$45])" office:value-type="float" office:value="0.0924988487503765" calcext:value-type="float">
            <text:p>0,092498848750377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4.2" calcext:value-type="float">
            <text:p>4,2</text:p>
          </table:table-cell>
          <table:table-cell table:style-name="ce12" table:formula="of:=ASIN([.D47]/[.E47])" office:value-type="float" office:value="0.119330624807627" calcext:value-type="float">
            <text:p>0,119330624807627</text:p>
          </table:table-cell>
          <table:table-cell table:style-name="ce12" table:formula="of:=[.E47]/2" office:value-type="float" office:value="2.1" calcext:value-type="float">
            <text:p>2,1</text:p>
          </table:table-cell>
          <table:table-cell table:style-name="ce12" office:value-type="float" office:value="1.9" calcext:value-type="float">
            <text:p>1,9</text:p>
          </table:table-cell>
          <table:table-cell table:style-name="ce28" table:formula="of:=[.G47]-[.H47]" office:value-type="float" office:value="0.2" calcext:value-type="float">
            <text:p>0,2</text:p>
          </table:table-cell>
          <table:table-cell table:formula="of:= SQRT([.G47]^2+[.H47]^2-2*[.G47]*[.H47]*COS([.F47]))" office:value-type="float" office:value="0.311045662954242" calcext:value-type="float">
            <text:p>0,31104566295424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0.5" calcext:value-type="float">
            <text:p>0,5</text:p>
          </table:table-cell>
          <table:table-cell table:style-name="ce12" table:formula="of:=ATAN((2*PI()*[.B48]*1000*[.$C$44])/[.$C$45])" office:value-type="float" office:value="0.434285220251892" calcext:value-type="float">
            <text:p>0,434285220251892</text:p>
          </table:table-cell>
          <table:table-cell table:style-name="ce17" office:value-type="float" office:value="1.3" calcext:value-type="float">
            <text:p>1,3</text:p>
          </table:table-cell>
          <table:table-cell table:style-name="ce17" office:value-type="float" office:value="4.2" calcext:value-type="float">
            <text:p>4,2</text:p>
          </table:table-cell>
          <table:table-cell table:style-name="ce12" table:formula="of:=ASIN([.D48]/[.E48])" office:value-type="float" office:value="0.314692208511118" calcext:value-type="float">
            <text:p>0,314692208511118</text:p>
          </table:table-cell>
          <table:table-cell table:style-name="ce12" table:formula="of:=[.E48]/2" office:value-type="float" office:value="2.1" calcext:value-type="float">
            <text:p>2,1</text:p>
          </table:table-cell>
          <table:table-cell table:style-name="ce12" office:value-type="float" office:value="1.8" calcext:value-type="float">
            <text:p>1,8</text:p>
          </table:table-cell>
          <table:table-cell table:style-name="ce28" table:formula="of:=[.G48]-[.H48]" office:value-type="float" office:value="0.3" calcext:value-type="float">
            <text:p>0,3</text:p>
          </table:table-cell>
          <table:table-cell table:formula="of:= SQRT([.G48]^2+[.H48]^2-2*[.G48]*[.H48]*COS([.F48]))" office:value-type="float" office:value="0.679160366056714" calcext:value-type="float">
            <text:p>0,67916036605671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2" table:formula="of:=ATAN((2*PI()*[.B49]*1000*[.$C$44])/[.$C$45])" office:value-type="float" office:value="0.747875299844632" calcext:value-type="float">
            <text:p>0,747875299844632</text:p>
          </table:table-cell>
          <table:table-cell table:style-name="ce17" office:value-type="float" office:value="2.1" calcext:value-type="float">
            <text:p>2,1</text:p>
          </table:table-cell>
          <table:table-cell table:style-name="ce17" office:value-type="float" office:value="4.2" calcext:value-type="float">
            <text:p>4,2</text:p>
          </table:table-cell>
          <table:table-cell table:style-name="ce12" table:formula="of:=ASIN([.D49]/[.E49])" office:value-type="float" office:value="0.523598775598299" calcext:value-type="float">
            <text:p>0,523598775598299</text:p>
          </table:table-cell>
          <table:table-cell table:style-name="ce12" table:formula="of:=[.E49]/2" office:value-type="float" office:value="2.1" calcext:value-type="float">
            <text:p>2,1</text:p>
          </table:table-cell>
          <table:table-cell table:style-name="ce12" office:value-type="float" office:value="1.6" calcext:value-type="float">
            <text:p>1,6</text:p>
          </table:table-cell>
          <table:table-cell table:style-name="ce28" table:formula="of:=[.G49]-[.H49]" office:value-type="float" office:value="0.5" calcext:value-type="float">
            <text:p>0,5</text:p>
          </table:table-cell>
          <table:table-cell table:formula="of:= SQRT([.G49]^2+[.H49]^2-2*[.G49]*[.H49]*COS([.F49]))" office:value-type="float" office:value="1.07252472538798" calcext:value-type="float">
            <text:p>1,07252472538798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2" table:formula="of:=ATAN((2*PI()*[.B50]*1000*[.$C$44])/[.$C$45])" office:value-type="float" office:value="1.35844493512201" calcext:value-type="float">
            <text:p>1,35844493512201</text:p>
          </table:table-cell>
          <table:table-cell table:style-name="ce17" office:value-type="float" office:value="3.8" calcext:value-type="float">
            <text:p>3,8</text:p>
          </table:table-cell>
          <table:table-cell table:style-name="ce20" office:value-type="float" office:value="4.2" calcext:value-type="float">
            <text:p>4,2</text:p>
          </table:table-cell>
          <table:table-cell table:style-name="ce12" table:formula="of:=ASIN([.D50]/[.E50])" office:value-type="float" office:value="1.13082037200398" calcext:value-type="float">
            <text:p>1,13082037200398</text:p>
          </table:table-cell>
          <table:table-cell table:style-name="ce12" table:formula="of:=[.E50]/2" office:value-type="float" office:value="2.1" calcext:value-type="float">
            <text:p>2,1</text:p>
          </table:table-cell>
          <table:table-cell table:style-name="ce12" office:value-type="float" office:value="0.7" calcext:value-type="float">
            <text:p>0,7</text:p>
          </table:table-cell>
          <table:table-cell table:style-name="ce28" table:formula="of:=[.G50]-[.H50]" office:value-type="float" office:value="1.4" calcext:value-type="float">
            <text:p>1,4</text:p>
          </table:table-cell>
          <table:table-cell table:formula="of:= SQRT([.G50]^2+[.H50]^2-2*[.G50]*[.H50]*COS([.F50]))" office:value-type="float" office:value="1.90992197029097" calcext:value-type="float">
            <text:p>1,90992197029097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12" table:formula="of:=ATAN((2*PI()*[.B51]*1000*[.$C$44])/[.$C$45])" office:value-type="float" office:value="1.46341007748705" calcext:value-type="float">
            <text:p>1,4634100774870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.1" calcext:value-type="float">
            <text:p>4,1</text:p>
          </table:table-cell>
          <table:table-cell table:style-name="ce12" table:formula="of:=ASIN([.D51]/[.E51])" office:value-type="float" office:value="1.34948188444711" calcext:value-type="float">
            <text:p>1,34948188444711</text:p>
          </table:table-cell>
          <table:table-cell table:style-name="ce12" table:formula="of:=[.E51]/2" office:value-type="float" office:value="2.05" calcext:value-type="float">
            <text:p>2,05</text:p>
          </table:table-cell>
          <table:table-cell table:style-name="ce12" office:value-type="float" office:value="0.3" calcext:value-type="float">
            <text:p>0,3</text:p>
          </table:table-cell>
          <table:table-cell table:style-name="ce28" table:formula="of:=[.G51]-[.H51]" office:value-type="float" office:value="1.75" calcext:value-type="float">
            <text:p>1,75</text:p>
          </table:table-cell>
          <table:table-cell table:formula="of:= SQRT([.G51]^2+[.H51]^2-2*[.G51]*[.H51]*COS([.F51]))" office:value-type="float" office:value="2.00561711201316" calcext:value-type="float">
            <text:p>2,005617112013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2" table:formula="of:=ATAN((2*PI()*[.B52]*1000*[.$C$44])/[.$C$45])" office:value-type="float" office:value="1.49905237536989" calcext:value-type="float">
            <text:p>1,49905237536989</text:p>
          </table:table-cell>
          <table:table-cell table:number-columns-repeated="2" table:style-name="ce18" office:value-type="float" office:value="4.1" calcext:value-type="float">
            <text:p>4,1</text:p>
          </table:table-cell>
          <table:table-cell table:style-name="ce12" table:formula="of:=ASIN([.D52]/[.E52])" office:value-type="float" office:value="1.5707963267949" calcext:value-type="float">
            <text:p>1,5707963267949</text:p>
          </table:table-cell>
          <table:table-cell table:style-name="ce23" table:formula="of:=[.E52]/2" office:value-type="float" office:value="2.05" calcext:value-type="float">
            <text:p>2,05</text:p>
          </table:table-cell>
          <table:table-cell table:style-name="ce23" office:value-type="float" office:value="0.2" calcext:value-type="float">
            <text:p>0,2</text:p>
          </table:table-cell>
          <table:table-cell table:style-name="ce29" table:formula="of:=[.G52]-[.H52]" office:value-type="float" office:value="1.85" calcext:value-type="float">
            <text:p>1,85</text:p>
          </table:table-cell>
          <table:table-cell table:formula="of:= SQRT([.G52]^2+[.H52]^2-2*[.G52]*[.H52]*COS([.F52]))" office:value-type="float" office:value="2.0597329924046" calcext:value-type="float">
            <text:p>2,059732992404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3:22:03.1558626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09:40:32.301839941</meta:creation-date>
    <dc:date>2022-08-28T14:56:02.465061654</dc:date>
    <meta:editing-duration>PT3H11M57S</meta:editing-duration>
    <meta:editing-cycles>4</meta:editing-cycles>
    <meta:generator>LibreOffice/6.4.7.2$Linux_X86_64 LibreOffice_project/40$Build-2</meta:generator>
    <meta:document-statistic meta:table-count="1" meta:cell-count="306" meta:object-count="0"/>
  </office:meta>
</office:document-meta>
</file>